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08f" officeooo:paragraph-rsid="0010d08f"/>
    </style:style>
    <style:style style:name="P2" style:family="paragraph" style:parent-style-name="Standard">
      <style:text-properties officeooo:rsid="0010d08f" officeooo:paragraph-rsid="0010d08f"/>
    </style:style>
    <style:style style:name="P3" style:family="paragraph" style:parent-style-name="Standard">
      <style:text-properties officeooo:rsid="001136c8" officeooo:paragraph-rsid="00113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:</text:p>
      <text:p text:style-name="P1"/>
      <text:p text:style-name="P3">User should be able to manipulate orders.</text:p>
      <text:p text:style-name="P1"/>
      <text:p text:style-name="P1">Display orders</text:p>
      <text:p text:style-name="P1">Add an order</text:p>
      <text:p text:style-name="P1">Edit an order</text:p>
      <text:p text:style-name="P1">Remove an order</text:p>
      <text:p text:style-name="P1">Save current work </text:p>
      <text:p text:style-name="P1">Qu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0:41:52.697885483</meta:creation-date>
    <dc:date>2015-09-24T09:02:41.840186133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4" meta:character-count="130" meta:non-whitespace-character-count="113"/>
  </office:meta>
</office:document-meta>
</file>